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lta</text:p>
          </table:table-cell>
          <table:table-cell table:formula="of:=10^(-5)" office:value-type="float" office:value="0.00001" calcext:value-type="float">
            <text:p>1E-05</text:p>
          </table:table-cell>
          <table:table-cell table:formula="of:=10^(-6)" office:value-type="float" office:value="0.000001" calcext:value-type="float">
            <text:p>1E-06</text:p>
          </table:table-cell>
          <table:table-cell table:formula="of:=10^(-7)" office:value-type="float" office:value="0.0000001" calcext:value-type="float">
            <text:p>1E-07</text:p>
          </table:table-cell>
        </table:table-row>
        <table:table-row table:style-name="ro1">
          <table:table-cell office:value-type="string" calcext:value-type="string">
            <text:p>dG (1-50)</text:p>
          </table:table-cell>
          <table:table-cell office:value-type="float" office:value="-0.000476911" calcext:value-type="float">
            <text:p>-0.000476911</text:p>
          </table:table-cell>
          <table:table-cell office:value-type="float" office:value="-0.000476536" calcext:value-type="float">
            <text:p>-0.000476536</text:p>
          </table:table-cell>
          <table:table-cell office:value-type="float" office:value="-0.000477583" calcext:value-type="float">
            <text:p>-0.000477583</text:p>
          </table:table-cell>
        </table:table-row>
        <table:table-row table:style-name="ro1">
          <table:table-cell office:value-type="string" calcext:value-type="string">
            <text:p>dG (10-50)</text:p>
          </table:table-cell>
          <table:table-cell table:style-name="ce1" office:value-type="float" office:value="0.0000864056" calcext:value-type="float">
            <text:p>8.64E-05</text:p>
          </table:table-cell>
          <table:table-cell table:style-name="ce1" office:value-type="float" office:value="0.000086288" calcext:value-type="float">
            <text:p>8.63E-05</text:p>
          </table:table-cell>
          <table:table-cell table:style-name="ce1" office:value-type="float" office:value="0.0000866183" calcext:value-type="float">
            <text:p>8.66E-05</text:p>
          </table:table-cell>
        </table:table-row>
        <table:table-row table:style-name="ro1">
          <table:table-cell office:value-type="string" calcext:value-type="string">
            <text:p>d2G (1-50)</text:p>
          </table:table-cell>
          <table:table-cell table:style-name="ce1" office:value-type="float" office:value="-0.00000866355" calcext:value-type="float">
            <text:p>-8.66E-06</text:p>
          </table:table-cell>
          <table:table-cell table:style-name="ce1" office:value-type="float" office:value="-0.00000864412" calcext:value-type="float">
            <text:p>-8.64E-06</text:p>
          </table:table-cell>
          <table:table-cell table:style-name="ce1" office:value-type="float" office:value="-0.00000869876" calcext:value-type="float">
            <text:p>-8.70E-06</text:p>
          </table:table-cell>
        </table:table-row>
        <table:table-row table:style-name="ro1">
          <table:table-cell office:value-type="string" calcext:value-type="string">
            <text:p>d2G (10-50)</text:p>
          </table:table-cell>
          <table:table-cell office:value-type="float" office:value="-0.00372567" calcext:value-type="float">
            <text:p>-0.00372567</text:p>
          </table:table-cell>
          <table:table-cell office:value-type="float" office:value="-0.00327731" calcext:value-type="float">
            <text:p>-0.00327731</text:p>
          </table:table-cell>
          <table:table-cell office:value-type="float" office:value="-0.0049519" calcext:value-type="float">
            <text:p>-0.0049519</text:p>
          </table:table-cell>
        </table:table-row>
        <table:table-row table:style-name="ro1">
          <table:table-cell office:value-type="string" calcext:value-type="string">
            <text:p>dd (51-112) </text:p>
          </table:table-cell>
          <table:table-cell office:value-type="float" office:value="-0.0314984" calcext:value-type="float">
            <text:p>-0.0314984</text:p>
          </table:table-cell>
          <table:table-cell office:value-type="float" office:value="-0.0313741" calcext:value-type="float">
            <text:p>-0.0313741</text:p>
          </table:table-cell>
          <table:table-cell office:value-type="float" office:value="-0.0317493" calcext:value-type="float">
            <text:p>-0.0317493</text:p>
          </table:table-cell>
        </table:table-row>
        <table:table-row table:style-name="ro1">
          <table:table-cell office:value-type="string" calcext:value-type="string">
            <text:p>d2d (51-112)</text:p>
          </table:table-cell>
          <table:table-cell office:value-type="float" office:value="23.6572" calcext:value-type="float">
            <text:p>23.6572</text:p>
          </table:table-cell>
          <table:table-cell office:value-type="float" office:value="23.5071" calcext:value-type="float">
            <text:p>23.5071</text:p>
          </table:table-cell>
          <table:table-cell office:value-type="float" office:value="23.9603" calcext:value-type="float">
            <text:p>23.9603</text:p>
          </table:table-cell>
        </table:table-row>
        <table:table-row table:style-name="ro1">
          <table:table-cell office:value-type="string" calcext:value-type="string">
            <text:p>dd (10-50)</text:p>
          </table:table-cell>
          <table:table-cell office:value-type="float" office:value="-0.0040094" calcext:value-type="float">
            <text:p>-0.0040094</text:p>
          </table:table-cell>
          <table:table-cell office:value-type="float" office:value="-0.00391237" calcext:value-type="float">
            <text:p>-0.00391237</text:p>
          </table:table-cell>
          <table:table-cell office:value-type="float" office:value="-0.00420429" calcext:value-type="float">
            <text:p>-0.00420429</text:p>
          </table:table-cell>
        </table:table-row>
        <table:table-row table:style-name="ro1">
          <table:table-cell office:value-type="string" calcext:value-type="string">
            <text:p>d2d (10-50)</text:p>
          </table:table-cell>
          <table:table-cell office:value-type="float" office:value="4.86695" calcext:value-type="float">
            <text:p>4.86695</text:p>
          </table:table-cell>
          <table:table-cell office:value-type="float" office:value="4.82853" calcext:value-type="float">
            <text:p>4.82853</text:p>
          </table:table-cell>
          <table:table-cell office:value-type="float" office:value="4.94438" calcext:value-type="float">
            <text:p>4.94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3:22:19.386227009</meta:creation-date>
    <meta:generator>LibreOffice/6.0.7.3$Linux_X86_64 LibreOffice_project/00m0$Build-3</meta:generator>
    <dc:date>2019-02-20T23:27:59.842690044</dc:date>
    <meta:editing-duration>PT5M41S</meta:editing-duration>
    <meta:editing-cycles>1</meta:editing-cycles>
    <meta:document-statistic meta:table-count="1" meta:cell-count="36" meta:object-count="0"/>
  </office:meta>
</office:document-meta>
</file>